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5/27" office:value-type="float" office:value="0.925925925925926" calcext:value-type="float">
            <text:p>0.9259259259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4.5/27" office:value-type="float" office:value="0.907407407407407" calcext:value-type="float">
            <text:p>0.9074074074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0-08">00/00/0000</text:date>, <text:time style:data-style-name="N2" text:time-value="08:16:17.76570558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0-08T08:37:25.931201733</dc:date>
    <meta:editing-duration>PT54M23S</meta:editing-duration>
    <meta:editing-cycles>12</meta:editing-cycles>
    <meta:document-statistic meta:table-count="1" meta:cell-count="240" meta:object-count="0"/>
  </office:meta>
</office:document-meta>
</file>